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roid Sans" svg:font-family="'Droid Sans'" style:font-family-generic="swiss" style:font-pitch="variable"/>
  </office:font-face-decls>
  <office:automatic-styles>
    <style:style style:name="P1" style:family="paragraph" style:parent-style-name="Body_20_Text_20_2">
      <style:text-properties style:font-name="Times New Roman1" style:language-asian="ru" style:country-asian="RU"/>
    </style:style>
    <style:style style:name="P2" style:family="paragraph" style:parent-style-name="Body_20_Text_20_2">
      <style:paragraph-properties fo:margin-left="0cm" fo:margin-right="0cm" fo:text-indent="0cm" style:auto-text-indent="false"/>
    </style:style>
    <style:style style:name="P3" style:family="paragraph" style:parent-style-name="Body_20_Text_20_2">
      <style:paragraph-properties fo:margin-left="0cm" fo:margin-right="0cm" fo:text-align="center" style:justify-single-word="false" fo:text-indent="0cm" style:auto-text-indent="false"/>
      <style:text-properties style:font-name="Times New Roman1" fo:font-style="italic" style:language-asian="ru" style:country-asian="RU" style:font-style-asian="italic" style:font-style-complex="italic"/>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style:font-name="Times New Roman1"/>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text-align="justify" style:justify-single-word="false"/>
      <style:text-properties style:font-name="Times New Roman1" style:language-asian="ru" style:country-asian="RU"/>
    </style:style>
    <style:style style:name="P8" style:family="paragraph" style:parent-style-name="Standard">
      <style:paragraph-properties fo:text-align="center" style:justify-single-word="false"/>
      <style:text-properties style:font-name="Times New Roman1" style:language-asian="ru" style:country-asian="RU"/>
    </style:style>
    <style:style style:name="P9" style:family="paragraph" style:parent-style-name="Standard">
      <style:paragraph-properties fo:text-align="end" style:justify-single-word="false"/>
      <style:text-properties style:font-name="Times New Roman1" fo:font-style="italic" style:language-asian="ru" style:country-asian="RU" style:font-style-asian="italic"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officeooo:rsid="001afadb" officeooo:paragraph-rsid="001afadb"/>
    </style:style>
    <style:style style:name="P14" style:family="paragraph" style:parent-style-name="Standard">
      <style:paragraph-properties fo:margin-left="0cm" fo:margin-right="0cm" fo:text-align="justify" style:justify-single-word="false" fo:text-indent="1cm" style:auto-text-indent="false"/>
      <style:text-properties style:font-name="Times New Roman1" style:language-asian="ru" style:country-asian="RU"/>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RTF_5f_Num_20_5">
      <style:paragraph-properties fo:margin-left="0cm" fo:margin-right="0cm" fo:text-align="justify" style:justify-single-word="false" fo:text-indent="0cm" style:auto-text-indent="false">
        <style:tab-stops/>
      </style:paragraph-properties>
    </style:style>
    <style:style style:name="P17" style:family="paragraph" style:parent-style-name="Standard" style:list-style-name="RTF_5f_Num_20_4">
      <style:paragraph-properties fo:margin-left="0cm" fo:margin-right="0cm" fo:text-align="justify" style:justify-single-word="false" fo:text-indent="0cm" style:auto-text-indent="false">
        <style:tab-stops/>
      </style:paragraph-properties>
    </style:style>
    <style:style style:name="P18" style:family="paragraph" style:parent-style-name="Standard" style:list-style-name="RTF_5f_Num_20_6">
      <style:paragraph-properties fo:margin-left="0cm" fo:margin-right="0cm" fo:text-align="justify" style:justify-single-word="false" fo:text-indent="0cm" style:auto-text-indent="false">
        <style:tab-stops/>
      </style:paragraph-properties>
    </style:style>
    <style:style style:name="P19" style:family="paragraph" style:parent-style-name="Standard" style:list-style-name="RTF_5f_Num_20_7">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left="0cm" fo:margin-right="0cm" fo:text-align="justify" style:justify-single-word="false" fo:text-indent="1cm" style:auto-text-indent="false"/>
      <style:text-properties style:font-name="Times New Roman1" style:language-asian="ru" style:country-asian="RU"/>
    </style:style>
    <style:style style:name="P21" style:family="paragraph" style:parent-style-name="Standard">
      <style:paragraph-properties fo:margin-left="0cm" fo:margin-right="0cm" fo:text-align="justify" style:justify-single-word="false" fo:text-indent="1cm" style:auto-text-indent="false"/>
      <style:text-properties style:font-name="Times New Roman1" officeooo:rsid="001ddc87" officeooo:paragraph-rsid="001ddc87" style:language-asian="ru" style:country-asian="RU"/>
    </style:style>
    <style:style style:name="P22" style:family="paragraph" style:parent-style-name="Heading_20_2" style:list-style-name="RTF_5f_Num_20_3">
      <style:paragraph-properties fo:margin-left="0cm" fo:margin-right="0cm" fo:text-align="center" style:justify-single-word="false" fo:text-indent="0cm" style:auto-text-indent="false">
        <style:tab-stops/>
      </style:paragraph-properties>
    </style:style>
    <style:style style:name="P23" style:family="paragraph" style:parent-style-name="Title" style:master-page-name="Default">
      <style:paragraph-properties style:page-number="auto"/>
      <style:text-properties style:font-name="Times New Roman1"/>
    </style:style>
    <style:style style:name="T1" style:family="text">
      <style:text-properties fo:language="en" fo:country="US" officeooo:rsid="00194a26"/>
    </style:style>
    <style:style style:name="T2" style:family="text">
      <style:text-properties officeooo:rsid="001afadb"/>
    </style:style>
    <style:style style:name="T3" style:family="text">
      <style:text-properties officeooo:rsid="001c2a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Игра миров</text:p>
      <text:h text:style-name="Heading_20_1" text:outline-level="1">От автора</text:h>
      <text:p text:style-name="P1">Врожденный эгоцентризм человека побуждает его трактовать устройство мира с позиции своей исключительности, в то время как, вопреки его самомнению, он не только не является венцом творения, но и не одинок в своей способности "разумно" мыслить. Безусловно, человек богоподобен, но его три ипостаси разъединены и дегармонизированы, таким образом, он если и способен творить, расширяя границы поливселенной вспышками эгрегоров новых неявных миров, то они слишком быстро угасают без поддержки воли и фантазии своего создателя.</text:p>
      <text:p text:style-name="P1">Для создания базиса и вследствие отсутствия убедительных аргументов и доказательств обратного, примем тезис о том, что наш мир, как уголок поливселенной, был создан одним из первых, но отнюдь не претендует на исключительность.</text:p>
      <text:h text:style-name="Heading_20_1" text:outline-level="1">Эпиграф</text:h>
      <text:p text:style-name="P1">Благо общественное и благо личное редко становятся рядом, но норма диктуется большинством, а посему то, что по душе толпе названо добром, остальное же - злом. Я же говорю, что нет добра и нет зла, как нет черного и нет белого, есть лишь серая мгла, образованная их смешением. Человек в своем столь же бесконечном, сколь и безнадежном стремлении подогнать мир под размеры гроба, называемого разумом, раз за разом выставляет две эти мнимые силы ровными шеренгами, но движимые им же самим, они вновь приходят в смешение, образуя "порядок" (это слово я почитаю невозможным употреблять без кавычек в силу очевидной противоестественности самого понятия) боя. Предоставленные же сами себе там, внутри коробки, имя которой Вселенная, они вновь засыпают в нелепых позах, не зная различий.</text:p>
      <text:h text:style-name="Heading_20_1" text:outline-level="1">Вступление</text:h>
      <text:p text:style-name="P14">Здесь, под самыми облаками, он наблюдал, как один пейзаж сменяет другой, обращая свой бег навстречу солнцу. Поля и луга, прильнувшие, подобно ластящимся детям, к суровому камню скал, не знающих еще груза городских стен, перемежались с серебром кружащихся в неугомонном танце жизни рек и ручьев, рождавшихся среди умудренных сединой снегов горных вершин, за которыми простирались бескрайние просторы лесов, достойных носить звание страны Вечной Охоты. Изумрудный блеск листвы столь же внезапно уступал место соперничавшей с небесами синеве морской глади, за многие столетия так и не решившей, желает ли она замереть в каменных объятьях берегов. Еще ни один парус не опорочил своей белизной извечного соперника вышины, но ему и до этого нет дела, он стремился в край, где молоко и степная трава готовились к первой схватке, цель которой в одном - доказать единство в цвете крови.</text:p>
      <text:p text:style-name="P7">- Прекрасная земля, она непорочна в своем неведении, мессир будет доволен! – наблюдатель отнюдь не опасался быть услышанным и мог позволить себе порассуждать вслух.</text:p>
      <text:p text:style-name="P14">Пейзаж под ним продолжал меняться, хотя и не так скоро, пока и вовсе не замер, открыв его взору небольшую обнесенную частоколом деревню, встречавшую очередной рассвет среди мороси и тумана.</text:p>
      <text:p text:style-name="P7">- Курлык! – он словно бы прочистил горло перед долгим рассказом и устремился вниз.</text:p>
      <text:p text:style-name="P10"/>
      <text:h text:style-name="P4" text:outline-level="1">Легенда первая. Вилпар кин Руммир</text:h>
      <text:p text:style-name="P9">Бессмертием гордым навек осужден,</text:p>
      <text:p text:style-name="P9">Сквозь долгие мили дорог</text:p>
      <text:p text:style-name="P9">Я брел, отмеряя судеб людских</text:p>
      <text:p text:style-name="P9">Лишь боль и отчаянья срок.</text:p>
      <text:p text:style-name="P11"/>
      <text:p text:style-name="P9">В тавернах, где путник не всякий рискнет</text:p>
      <text:p text:style-name="P9">Остаться, встречая рассвет,</text:p>
      <text:p text:style-name="P9">Где странника жизнь - один золотой,</text:p>
      <text:p text:style-name="P9">Я песней платил за ночлег.</text:p>
      <text:p text:style-name="P11"/>
      <text:p text:style-name="P9">Пусть вестником смерти и горя прослыл,</text:p>
      <text:p text:style-name="P9">Но разве моя в том вина?</text:p>
      <text:p text:style-name="P9">С приходом моим знатоки древних карт,</text:p>
      <text:p text:style-name="P9">Стирать вы могли б города.</text:p>
      <text:p text:style-name="P10"/>
      <text:p text:style-name="P14">Одинокая фигура в видавшем виды дорожном плаще остановилась на вершине холма, чтобы перевести дух после долгого подъема. Давно нестриженые каштановые волосы с проступившим на висках серебром странным образом сочетались с лицом, обладателю которого нельзя было дать больше двух дюжин отроду. Путник оперся на грубой работы посох и обвел замутненным от жары и долгого перехода взглядом расстилавшуюся перед ним долину. В этом взгляде не было ни восхищения красотой девственных лесов, покрывавших склоны холмов, с трех сторон обступавших город, ни благоговения перед величием и великолепием поднимавшихся из-за леса ослепительно сверкающих золотом в лучах заходящего солнца городских башен, было лишь облегчение усталого человека, наконец достигшего своей цели.</text:p>
      <text:p text:style-name="P14">Открывавшийся вид, судя по всему, вызывал у странника какие-то приятные воспоминания: на его измученном лице заиграла улыбка, какая бывает только у людей, очнувшихся от тяжелого сна. Он действительно прежде жил здесь. Прежде... Беспощадные лучи ликующего в дни солнцестояния светила заставили его вернуться из мира грез, и счастливая улыбка вновь уступила место суровой сосредоточенности. Ему еще предстоял нелегкий спуск.</text:p>
      <text:p text:style-name="P10"/>
      <text:p text:style-name="P10"/>
      <text:p text:style-name="P8">* * *</text:p>
      <text:p text:style-name="P10"/>
      <text:p text:style-name="P1">Прежде... Как давно и одновременно недавно это было. Он родился здесь, в Сервиллионе двадцать зим назад. После смерти отца, когда старший брат стал главой семьи, им стало тесно под одной крышей, а Руммир, как некогда звали нашего героя, никогда не отличался особой усидчивостью. Именно непоседливость во многом определила его дальнейшую судьбу. Четырнадцатилетнему бродяжке нелегко прокормиться, даже в портовом городе, где жизнь кипит без остановки вне зависимости от времени года и суток, посему вовсе не удивительно, что лучшими друзьями его стали плутовство и проворство.</text:p>
      <text:p text:style-name="P2"/>
      <text:p text:style-name="P3">(далее должно идти повествование о том, как Руммир становится оруженосцем...)</text:p>
      <text:p text:style-name="P10"/>
      <text:p text:style-name="P10"/>
      <text:p text:style-name="P8">* * *</text:p>
      <text:p text:style-name="P10"/>
      <text:p text:style-name="P1">В это время в Эстерхирте проходила традиционная ярмарка, и им с трудом удалось найти лачугу для ночлега где-то на краю города. Ночи все еще были холодны, и Руммир <text:soft-page-break/>отправился за город в надежде собрать хоть немного хвороста.</text:p>
      <text:p text:style-name="P10"/>
      <text:p text:style-name="P10"/>
      <text:p text:style-name="P8">* * *</text:p>
      <text:p text:style-name="P10"/>
      <text:p text:style-name="P14">За день до начала ярмарки, когда собрание городского совета уже подходило к концу, двери ратуши ратуши распахнулись и на пороге появился человек среднего роста, одетый в некое подобие балахона. Несмотря на хорошее освещение, его лицо оставалось в тени надвинутого на самые глаза капюшона. Незнакомец жестом заставил замолчать возмутившихся было отцов города. Не терпящим возражений тоном он потребовал собрать по сотне золотых с каждого двора и столько же из городской казны до захода солнца завтрашнего дня, когда он обещал вернуться, в противном случае он, впрочем...</text:p>
      <text:p text:style-name="P10"/>
      <text:p text:style-name="P10"/>
      <text:p text:style-name="P8">* * *</text:p>
      <text:p text:style-name="P10"/>
      <text:p text:style-name="P14">В город он вернулся лишь с первыми лучами солнца. Растекавшийся по горизонту рассвет окрашивал небо в кроваво-красные тона. Это зрелище завораживало, как завораживает пробуждение вулкана, несущего гибель людям, которые не в силах отвести взгляд от смертельной красоты огненного потока. То, что он в начале принял за отсветы поднимающегося светила, оказалось реками крови, которые буквально наполняли улицы.</text:p>
      <text:p text:style-name="P1">Он бросился искать господина, но везде находил картину страшной бойни. Изуродованные тела валялись на мостовой, свешивались из окон, некоторые были разорваны на куски или раздавлены, словно поработал изощренный мясник, обладающий нечеловеческой силой. Нигде не было трупов нападавших, что говорило или о внезапности нападения, или об их неуязвимости.</text:p>
      <text:p text:style-name="P1">Только на ступенях ратуши он нашел едва живого старейшину, которому удалось спастись, спрятавшись под грудой обезображенных трупов, и который поведал о произошедшем...</text:p>
      <text:p text:style-name="P14">Ночью в закатной части города стали раздаваться первые предсмертные крики. Неведомая сила вытаскивала людей из домов и одних, которым повезло больше всего, буквально размазывала по булыжникам мостовой, с других срывала кожу, третьих мгновенно, словно стремясь скорее наполнить ненасытную утробу, перемалывала, тщательно сохраняя нетронутой кожу и оставляя бесформенные мешки с требухой и костной мукой, иных же медленно, словно наслаждаясь их болью, выворачивала наизнанку.</text:p>
      <text:p text:style-name="P14"/>
      <text:p text:style-name="P21">Гром шагов, скрежет камня… Плечом к плечу по улицам маршировали големы.</text:p>
      <text:p text:style-name="P10"/>
      <text:h text:style-name="P4" text:outline-level="1">Легенда вторая. Тадеуш Бадгар</text:h>
      <text:p text:style-name="P9">Именем Святой Матери нашей Церкви!</text:p>
      <text:p text:style-name="P11"/>
      <text:p text:style-name="P14">Второй сын семьи Бадгаров, Тадеуш, шляхтич из предместий Лотенбурга, обратившись к вере Спасителя, посвятил свою жизнь искоренению ведовства и борьбе с любыми богопротивными деяниями и исчадьями ночи, подталкиваемый неизбывным желанием очистить род от якобы наложенного на него проклятья, наложенного еще при жизни Дариона, его прадеда.</text:p>
      <text:p text:style-name="P14">Поговаривают, что родовая фамилия, как и титул, как раз и была получена его прадедом, служившего в одном из отрядов Эерзана, после очередной битвы в приграничных орочьим землях. Впрочем, назвать эту резню битвой назвать было можно лишь с большой натяжкой - сотня едва научившихся держать в руках оружие ополченцев оказалась в окружении втрое превосходящих их жаждущих крови зеленокожих, обвешанных железом похлеще элитных королевских кавалергардов. Поскальзываясь на крови убитых и раненых товарищей, Дарион с остатками отряда отчаянно пытался зацепиться в подлеске, не давая врагу спихнуть себя в болото, что означало бы неминуемую смерть, хотя бы до прихода вымаливаемого у Света подкрепления. Левая рука повисла плетью вместе и изрубленным щитом, и все чаще шестопер исторгал искры при столкновении со сталью ятагана вместо того, чтобы проламывать доспехи и черепа врагов, когда Дарион, вот-вот готовый потерять сознание от усталости и потери крови, услышал в своей голове холодный скрежещущий, словно бы металлический голос: "Тебе нужна помощь?" Мгновение словно растягивалось, норовя потягаться с вечностью, но готовое вот-вот оборваться, уступая место следующему, и словно сам воздух звенел от этого бесконечного напряжения. Замершие на последнем всхрипе, опьяненные яростью и отчаянием, его окружали товарищи, являвшие собой живую мольбу о чуде, которая, возможно, и была услышана: "Или же ты готов умереть сегодня?"</text:p>
      <text:p text:style-name="P14">Отбросив шестопер, он, словно ощутив второе дыхание, подобно берсеркам викингов, бросился на врагов с голыми руками. Один из очевидцев много позже утверждал, что тот стал будто бы гигантским медведем, но... Следующей зимой, будучи хмельным от браги и охоты, прадед провалился под лед на реке. Тело найдено не было, и единственной личной вещью, не сгинувшей в ледяной воде, стал тот самый шестопер. Поговаривают так же, что гибель его была не случайной и связывают ее с проклятьем местной ведьмы, буквально через несколько дней исчезнувшей. Внук, одержимый желанием снять проклятье с рода и, если не найти ту самую ведьму, то истребить ей подобных, путешествует по свету, противопоставляя колдовскому огню холод шестопера и полагаясь на прочность доспехов.</text:p>
      <text:p text:style-name="P14">"Господь Отец Небесный, да не затмит лик Твой пелена гнева, укрепи меня в вере моей и да направь разум мой к пониманию воли Твоей, а рука моя да станет вершить Ее."</text:p>
      <text:h text:style-name="P5" text:outline-level="1">Легенда третья. Фериус Корвус</text:h>
      <text:p text:style-name="P10"/>
      <text:p text:style-name="P9">Мертвые лишены страстей и пороков</text:p>
      <text:p text:style-name="P9">живых, кроме того, они исполнительны</text:p>
      <text:p text:style-name="P9">и не задают лишних вопросов.</text:p>
      <text:p text:style-name="P11"/>
      <text:p text:style-name="P14">Будучи уроженцем Локшира, одного из небогатых предместий Лотенбурга, окончил школу при храме св. Бонифация и, как прилежный и богобоязненный ученик, был лично рекомендован настоятелем к дальнейшему обучению в Королевской Естественных Наук Гимназии, на факультете врачевания. Сам декан факультета отметил его способности к хирургии и изготовлению снадобий.</text:p>
      <text:p text:style-name="P14">В период студенчества с ним произошел один примечательный инцидент. Во время одного из практикумов в анатомическом театре труп, препарируемый Фериусом, внезапно "ожил" и, проявив недюжинную прыть, ранил несколько студентов, включая самого Фериуса, едва не лишившегося кисти. Силами отца-инквизитора, проводившего в гимназии инспекцию и, очевидно, ниспосланного самим Господом, тело было упокоено. В ходе расследования были выявлены нарушения со стороны работников артели, занимающейся сбором и транспортировкой тел усопших горожан, поставлявшей бесхозные тела для научных изысканий, чья халатность едва не стоила жизни нескольким студентам, в частности, жреца, не выявившего вовремя неупокоенного. Виновные были наказаны.</text:p>
      <text:p text:style-name="P14">Практиковал, зарабатывал врачеванием, стал обладателем черепа, осознал силы, продал дом и отправился в Сингар, где поступил в храм. Был брат Люциус, который, не разделяя любви Фериуса к знаниям, в возрасте пятнадцати лет покинул дом. Нанял Тадеуша. Поймал и потерял в Ивирсе, был найден жрецами. Фериус участвовал в военной компании на стороне Ивирса, попал в Сарготтен Реалмс, был убит в таверне в стычке с орками, пытаясь насытить череп.</text:p>
      <text:p text:style-name="P10"/>
      <text:h text:style-name="P4" text:outline-level="1">Легенда четвертая. Саввиус Корвус</text:h>
      <text:p text:style-name="P10"/>
      <text:p text:style-name="P11"/>
      <text:p text:style-name="P10"/>
      <text:p text:style-name="P7">Мой отец служил в канцелярии муниципалитета Таундвилля и, когда мне было четырнадцать, впервые за последние лет пять-десять выправил себе отпуск, которым незамедлительно воспользовалась матушка, настояв на поездке к ее тетке, моей двоюродной бабке, в Морисвилль.</text:p>
      <text:p text:style-name="P10"/>
      <text:p text:style-name="P7">В паре дней пути от Таундвилля мы остановились на ночлег в трактире одной из расположенных по тракту деревень. После быстро проглоченного ужина, когда отец с довольным видом откинулся назад и начал набивать трубку, а мать продолжала уговаривать сестренку съесть что-нибудь "за маму" и "за папу", я выскользнул из-за стола и под предлогом проверить лошадей отправился на конюшню, дабы получше разглядеть того восхитительного коня неведомой мне породы. Конь действительно был великолепен - гладко расчесанная смоляная грива, стройные сильные ноги, заплетенный в косицы хвост. Картину дополняла и подобающая сбруя, украшенная серебряными заклепками, седельные сумки, идеально подогнанные и отнюдь не выглядящие потрепанными, одним словом, этот конь был достоин, чтобы на нем восседал сам Император. Хотя и было несколько странным то, что до сих пор он не был расседлан, хотя я впервые увидел его пару часов назад, когда заводил в конюшню наших лошадей.</text:p>
      <text:p text:style-name="P10"/>
      <text:p text:style-name="P7">Внезапно лошади встревоженно заржали, а через пару мгновений с улицы раздались истошные крики. Это были и вопли боли, и призывы к оружию, и обрывки каких-то команд. Я бросился к выходу, но дорогу мне преградил впрыгнувший на порог волк. При виде меня он ощерился и утробно зарычал. На долю секунды я оцепенел, а потом, словно движимый каким-то древним инстинктом, подался вперед и из груди моей вырвался подобный же его низкий рык. Волк отступил назад и, как мне тогда показалось, ухмыльнулся. Уже в следующей мгновение он исчез в сумерках, очевидно предвкушая найти жертву в другом месте. В тот же миг прогремел оглушительный гром, и крыльцо трактира оказалось охвачено кровавым пламенем взметнувшегося к небу огненного столба, в свете которого что-то отозвалось ему блеском на пороге конюшни. Среди отсыревшей соломы лежал небольшой, выполненный из тонкой, почти прозрачной каменной пластины амулет, который я, находясь словно во сне от увиденного, подхватил.</text:p>
      <text:p text:style-name="P10"/>
      <text:p text:style-name="P7">На улице то тут, то там мелькали серые шкуры, чьи обладатели с легкостью перегрызали горло местным жителям, которых этот ад застал на улице, впрочем, и кирасы пары стражников не слишком усложнили задачу. Я оцепенело продолжал наблюдать с порога конюшни разыгрывающееся безумие, когда сквозь рев пламени со стороны трактира услышал два хлопка и пара волков, отброшенные на несколько шагов могучим ударом, исторгли свои внутренности. Озаряемая отблесками танцующего пламени, в окне второго этажа трактира мелькнула фигура с какими-то длинными палками в руках. Волки, словно по команде, ринулись в тень по краям улицы, явно не желая оказаться объектом внимания фигуры в окне. Еще через несколько мгновений огненный столб опал и до меня донеслось пение на незнакомом языке. Не беспокоясь о возможных последствиях неудачного приземления, фигура оказалась на земле. В отблесках охватившего трактир пламени ее можно было разглядеть несколько лучше. Чудного покроя шляпа и камзол никак не вязались с закрепленной на поясе книгой и парой карабинов, которыми оказались увиденные мной палки. Под ногами фигуры земля будто вскипела, извергая из себя мириады ростков, стремящихся опутать ее. Еще двое волков упали, отдавая дань плоти свинцу. Ставшие бесполезными карабины были отброшены в сторону, уступая место той самой книге, и мгновенье спустя ростки оказались скованы льдом, как впрочем и фигура в <text:soft-page-break/>тени одного из домов, на которую я доселе не обращал внимания. Волки покинули деревню.</text:p>
      <text:p text:style-name="P10"/>
      <text:p text:style-name="P7">Отца, сжимавшего меч, я нашел на заднем дворе. Судя по всему, он пытался расчистить путь для отступления, но и здесь зубы оказались сильнее стали. Растерзанное тело матери, до последнего пытавшейся закрыть собой сестренку, было неподалеку.</text:p>
      <text:p text:style-name="P10"/>
      <text:p text:style-name="P7">На плечо мне легла рука.</text:p>
      <text:p text:style-name="P7">- Твои? - сочувственно спросила фигура, кивая на обезображенные тела.</text:p>
      <text:p text:style-name="P7">- Да.</text:p>
      <text:p text:style-name="P7">- Будь здесь, думаю, тебе есть, что рассказать.</text:p>
      <text:p text:style-name="P7">Видя стягивающихся к трактиру жителей, он достал какой-то амулет:</text:p>
      <text:p text:style-name="P7">- Ордо Еретикус! Тела собрать и сжечь немедленно!</text:p>
      <text:p text:style-name="P7">Воспользовавшись суматохой, покуда крестьяне выполняли приказ, я подхватил сумку отца, в которой, как я знал, были деньги и наши документы, и покинул деревню, отправившись в сторону Морисвилля, как по крайней мере мне казалось.</text:p>
      <text:p text:style-name="P10"/>
      <text:p text:style-name="P8">* * *</text:p>
      <text:p text:style-name="P10"/>
      <text:p text:style-name="P7">Ближе к полудню, когда усталость уже валила с ног, я выбрал подходящее дерево, забрался на одну из ветвей и, привязавшись веревкой, чтобы не упасть, задремал.</text:p>
      <text:p text:style-name="P10"/>
      <text:p text:style-name="P7">Предрассветное тьма уступала свои права дыханию огневеющего на горизонте светила, и мой взор с высоты птичьего полета устремился в гущу леса, где посреди простенькой часовни перед алтарем <text:s/>стоял старец.</text:p>
      <text:p text:style-name="P10"/>
      <text:p text:style-name="P7">Я проснулся от леденящего покалывания на груди, где покоился найденный мне амулет, хотя я был готов голову дать на отсечение, что положил его в карман.</text:p>
      <text:p text:style-name="P7">Сбросив наваждение, я слез с дерева и хорошенько осмотрелся, пытаясь определить, насколько сильно я заплутал во время ночного бегства. Не придумав ничего лучше, я отправился на запад, где по моим предположениям находился Морисвилль.</text:p>
      <text:p text:style-name="P7">Пробираясь через лес с полным ощущением того, что направление выбрано неверно, но подгоняемый упрямством, я вдруг услышал совсем неподалеку звук охотничьего рожка. Я успел сделать лишь пару шагов, когда под моей ногой хрустнула ветка, и из кустов, которые огибала тропа передо мной выпрыгнул олень. В следующее мгновение буквально в дюйме от моей щеки просвистела стрела, вторая же поразила оленя прямо в шею, и он, наградив меня взглядом, полным укора, упал навзничь.</text:p>
      <text:p text:style-name="P7">- Браво, барон! Вы превзошли в меткости самого себя!</text:p>
      <text:p text:style-name="P7">- Право, оставь свои льстивые речи для кухарок, Джером, ведь ты прекрасно видел, что именно твоя стрела сразила оленя, а я едва не прикончил этого мальчишку. - С этими словами ко мне, хотя скорее к оленю, подъехала пара всадников - мужчина лет тридцати в изысканного покроя охотничьем костюме и его хитро ухмыляющийся спутник, в чьих волосах уже накрепко обосновалась седина.</text:p>
      <text:p text:style-name="P7">Оба они спешились и подошли к оленю.</text:p>
      <text:p text:style-name="P7">- Помнится, Джером, ты говорил, что неплохо было бы найти смышленого паренька тебе в помощь, - задумчиво осматривая тушу произнес барон, - По мне, так этот малец вполне подойдет.</text:p>
      <text:p text:style-name="P7">- Парень, хочешь поступить на службу к самому барону фон Ризендорфу? Конечно хочешь, по глазам вижу! - хитро подмигнув мне произнес тот, кого называли Джеромом, - Ведь барон только что спас тебе жизнь! Ну, в смысле, не пристрелил, то есть не убил, а значит спас!</text:p>
      <text:p text:style-name="P7">Барон залился смехом и, похлопав по плечу Джерома, произнес: "Выбрав долю егеря ты похоронил в себе философа, а то и того хуже - юриста!"</text:p>
      <text:p text:style-name="P10"/>
      <text:p text:style-name="P8"><text:soft-page-break/>* * *</text:p>
      <text:p text:style-name="P10"/>
      <text:p text:style-name="P7">Следующие пять лет прошли в услужении барону. Мне в обязанности вменялось помогать Джерому выслеживать и загонять дичь, а по вечерам услаждать слух барона и его редких гостей игрой на лютне - умение из прошлой, таундвилльской жизни. За годы жизни в баронском замке к знанию грамоты добавилась еще одна наука, не менее важная, - наука боя, постигать которую во многом помогал сын конюха, большой любитель оспорить мои притязания в отношении молоденьких кухарок и прачек. Едва ли во время этих "тренировок" было получено больше ссадин и синяков, чем при не слишком удачных приземлениях в попытке на спор пройти по карнизу флигеля прислуги или с места перепрыгнуть через стойло. Жизнь шла своим чередом, лишь изредка по ночам я просыпался от холода на груди, прерывающего все один и тот же сон. Попытки избавиться от амулета оказались бесплодными, поскольку каждый раз на утро он оказывался на своем месте.</text:p>
      <text:p text:style-name="P10"/>
      <text:p text:style-name="P8">* * *</text:p>
      <text:p text:style-name="P10"/>
      <text:p text:style-name="P7">То был один из тех редких случаев, когда к барону приехал погостить один из его давних друзей, с которым его явно связывало нечто большее, нежели добрососедские отношения. Они довольно быстро набрались и разговор из воспоминаний о былых походах и приключениях плавно перетек в русло обсуждения воинских, а затем и охотничьих качеств, кои барон тут же предложил продемонстрировать.</text:p>
      <text:p text:style-name="P7">Наскоро собравшись и приказав седлать лошадей, они, несмотря на мои робкие протесты о том, что в это время года олени вскармливают потомство, выдвинулись на охоту. Я вел их безлюдными тропами, всячески поощряя веселье, шум которого должен был распугать дичь на мили вокруг, но, не иначе как по воле богов, именуемой иногда роковой случайностью, прямо перед нами нашу дорогу пересекла оленица с олененком, в глазах подвыпивших господ ставшие желанной добычей. Ах, если бы они хотя бы были убиты метким выстрелом! Раненая мать была поймана и на глазах своего дитя выпотрошена живьем бароном, расхваливающим свое знание анатомии, пусть даже и человеческой, коей я имел на его несчастье у него обучаться. Я пришел в себя только когда мои руки, нет, скорее лапы, обагренные кровью, разрывали последнюю жертву. Не помня себя от ужаса и отвращения, я бежал с места преступления, вновь имея за плечами лишь отцовскую котомку.</text:p>
      <text:p text:style-name="P10"/>
      <text:p text:style-name="P8">* * *</text:p>
      <text:p text:style-name="P10"/>
      <text:p text:style-name="P7">Прошло всего несколько дней с момента моего бегства, я сидел в одном из деревенских трактиров где-то между Морисвиллем и Таундвиллем, тоскливо размазывая по тарелке кашу, купленную на последний медяк, и сознавая, что эта ночь будет последней, проведенной не под звездами, если я не найду средства к существованию, и что хуже всего, она и любая последующая может стать последней для меня, если мне не удастся уйти от погони, которая наверняка уже выслана.</text:p>
      <text:p text:style-name="P7">В трактир зашло несколько человек, и я внутренне напрягся, хотя и знал, что скудное освещение дает мне пусть и не большое, но преимущество, и меня не должны заметить сразу.</text:p>
      <text:p text:style-name="P7">Судя по властному тону, вон тот молодой человек главный в этой компании, да и не из простых, ибо даже баронов не сопровождают такие вот лоси. Подле Спесивого, как я уже обозвал про себя властного, на лавку сел действительно исполин, но даже сидя он был на полторы головы выше своих спутников, кроме того, неимоверно широк в плечах. Меч он видать тоже подбирал себе под стать, ибо это скорее можно было назвать веслом, нежели мечом. Третьим в этой компании был худощавый парнишка, по виду из тех, что предпочитают навязываться в попутчики, дабы иметь надежную охрану, платя за это своим умением узнавать что-либо в не слишком доступных или даже не предназначенных <text:soft-page-break/>для этого местах или, как вот сейчас запросто песней. Парнишка примостился за столом в ожидании заказанного ужина и теперь легкими касаниями перебирал струны, настраивая лютню.</text:p>
      <text:p text:style-name="P7">Народу в трактире к этому времени не то что не прибавилось, а очень даже наоборот, поскольку местные завсегдатаи поспешили убраться поскорее, завидев хмурое лицо здоровяка.</text:p>
      <text:p text:style-name="P10"/>
      <text:p text:style-name="P7">СОСТАВ ПАРТИИ?! Имена? (русич, Кир-менестрелль, инквиз) Дальше ― очень сильно по мотивам, забылось все начисто, остались мнемонические якоря только. =( Однако, это не повод переписывать историю под другой мир, всему свое время.</text:p>
      <text:p text:style-name="P7">Морисвилль. Кроватное дело</text:p>
      <text:p text:style-name="P7">Деревня к северо-востоку от Таундвилля, Яго (где была стычка у церкви с некромами и демонхостом?), потеря партии</text:p>
      <text:p text:style-name="P7">Таундвилль, отправка письма морисвилльскому судье о произошедшем с курьером за 100 з.</text:p>
      <text:p text:style-name="P7">Тир, участие в охоте в составе Берсерка, Васиного воина, Лонли и мну</text:p>
      <text:p text:style-name="P7">Бистрам, взрыв, Яго (уточнить порядок)</text:p>
      <text:p text:style-name="P7">В Морисвииль за снятием, деревня с духами и сундуками (духи вокруг деревни, постепенно приближаясь, но не заходя в дома ― это обманка для провокации героя; проблема ― при открытии сундука; духа нельзя трогать ― его атака = -1 уровень, били в родной КБ; уничтожать нужно было сундук, но тогда минус ревард), казнь (в Морисвилле арест за пособничество хаоситам и пр., типа подвел Васю-инквиза, показания в письме так повернули; отягчающие: наличие курсы, перекидывание под действием жезла типа электрошокера), бегство с эшафота (портал - демонхост, лопнувшие цепи, беготня сквозь толпу в морфе на плохо слушающихся лапах, (кто-то ведь помогал!), уход по канализации, бои космодесов с демонами, сцена "тупо отдаться, лизнув в нос"), выныривание в лес на окраине, несколько дней пути и встреча друида, снятие курсы (какашечка), телепорт (зеленое полотно между деревьями, потом это же будет упоминаться в Иммитертвелле, когда поиски последователя и др. приключения с Катериной)</text:p>
      <text:p text:style-name="P10"/>
      <text:p text:style-name="P7">!!!</text:p>
      <text:p text:style-name="P7">Скрипучим голосом, растягивая слова, зачитывал он строки приговора. Похоже, к соискателям на должность судейского секретаря непременным требованием был такой голос: не сильный, но преодолевающий ветер и туман, достигающий дальнего края площади, скрежещущий гвоздем по стеклу в ушах собравшихся зевак.</text:p>
      <text:p text:style-name="P7">- … в темной волшбе, поклонении и служении демонам...</text:p>
      <text:p text:style-name="P7">- Неправда! Я никогда не прислуживал этим тварям!</text:p>
      <text:p text:style-name="P7">- Это демон в обличии человека! - взвизгнул судейский секретарь и кивком головы дал знак дознавателю.</text:p>
      <text:p text:style-name="P7">Того не нужно было упрашивать, и он ловко сунул осужденному под ребра металлический жезл. Тело в оковах изогнулось, вывернулось, спустя пару мгновений местами покрылось шерстью, обнажая звериную натуру.</text:p>
      <text:p text:style-name="P10"/>
      <text:p text:style-name="P7">!!!</text:p>
      <text:p text:style-name="P7">Бистрам, ожидание Лонли, его знакомство с гоблином</text:p>
      <text:p text:style-name="P7">Осада Бистрама (барбы-хаоситы?), обезумевший гоблин (вообще не помню), знакомство с арабом (ХЗ), столкновение с 10 барбами, гоблин всех убивает, резурект у ручья ― вообще выпало из памяти. Кто водил, Тюнг? Яго здесь кончился?</text:p>
      <text:p text:style-name="P7">Отправка в Бангкок (бежать больше некуда)</text:p>
      <text:p text:style-name="P7">Стычка вампов с хаоситами, наем к ним на работу, закупка оружия в Бангкоке (для отправки в Бистрам?), покупка когтей. Возврат, слежка, плен.</text:p>
      <text:p text:style-name="P7">Морисвилль. Новые документы.</text:p>
      <text:p text:style-name="P10"/>
      <text:p text:style-name="P7">Где-то еще были поездки на платформе, прыжки по мирам (вроде все в пределах одной <text:soft-page-break/>пещеры приключения): вид идеального мира воров, "Англия" (парапанк с огнестрельным оружием, железной дорогой, типографией и т.п.)</text:p>
      <text:p text:style-name="P10"/>
      <text:p text:style-name="P10"/>
      <text:p text:style-name="P7">Аквилон, Фен - имперский некромант, Морисвилль, проверка (очень важно в деталях!!! - забыл, кого и зачем проверяли, вроде Фена и его сопартийцев на ересь)</text:p>
      <text:p text:style-name="P7">В Тир (по старому квесту и с перспективой поместья что-ли?), по дороге в деревню с духами. Мифриловый плейт (сбежал, тварь МРЕшная!) и ангел Смерти (ему и достается Фен, вроде). Тировский барон, молодого похищает дракон, попечитель просит разобраться, но сам оказывается замешен находим вход в катакомбы, снова демонхост, смерть гнома-мага и спасение Сереги (на алебарде, которой был пригвожден, взрывающаяся руна, почувствовал нечистую магию нюхом), разломанное каменное сердце в катакомбах. Отрезана рука у Сереги (сняли перчатку с даблатакой хаоситы). Возврат в деревню, сдача Сереги присту. Разобрался (дарк эльдары) ― прист очередная тварь (по доброму разошлиь? Не помню) =). Возврат в Морисвилль.</text:p>
      <text:p text:style-name="P7">Морисвилль. Отъезд на восток, два дня пути, нападение демонхоста. Заключение в подплейновую тюрьму, перестукивание, как в замке Иф, старый вервульф, вамп, ящерица, воин-пират Кира. Попытка выбраться из подплейна ритуалом. Порабощение демонхоста во время моего обряда обращения к духам леса (вервульф типа рулил этой всей провокацией).</text:p>
      <text:p text:style-name="P7">Шахты к западу от Морисвилля. Некрон-Саня (во время налета некронов на деревню его оставили пьяным, а некрон сказал, или убей, или сдохни, Саня убил и стал некроном). Семь лет в виде шариков, три места в башке каждого под разное (Саня и я). Хедин.</text:p>
      <text:p text:style-name="P7">Йети с лайтингами. Взрыв в горе с чужими. Дварфы (караван), охотники (идеальный, с нюхом и пр., типа поселение спейс волков), дварфы (у входа в город трактир, план захвата древесных гномов), партия, сокровищница, Хаген и Хрофт, которые пришли к костру, Морисвилль, ведьмак (очередной или нормальный?), Дворец (попытка пробраться через канализацию и спасти Серегу (у Сереги топор ― подарок Рокота, который можно было сломать и призвать таким образом Ракота, но потом отправиться в его воинство навсегда; Кессель хотел выманить Ракота, весь совем плейна, Катарина, Мерлоу ― все держали на прицеле), пленение, предложение-от-которого-нельзя-отказаться (пока есть я, есть и Она, но я последний, и без меня она покинет мир), работа на фон Кесселя, поиск и сбор последователей, поимка фон Кесселем Темного Менестреля, экспедиция в другой мир по его следам)…</text:p>
      <text:p text:style-name="P10"/>
      <text:p text:style-name="P10"/>
      <text:p text:style-name="P12">* * *</text:p>
      <text:list xml:id="list2420492156" text:style-name="RTF_5f_Num_20_3">
        <text:list-item>
          <text:list>
            <text:list-item>
              <text:h text:style-name="P22" text:outline-level="2">Новый мир</text:h>
            </text:list-item>
          </text:list>
        </text:list-item>
      </text:list>
      <text:p text:style-name="P10">Конец пути и начало чего-то нового. Нас отправили разведать, но будет ли у нас возможность передать информацию? Как мы сможем вернуться и сможем ли во<text:span text:style-name="T2">о</text:span>бще?Довольно! Все это потом. А сейчас перед нами простиралась поверхность бескрайней жемчужины, черной, но источающей тот рассеянный свет, что бывает у морского перламутра. Так странно, ведь она не может быть бесконечна ― это ведь всего лишь одна из мировых сфер, как говорил Кессель. Если все сферы будут <text:s/>тянуться в бесконечность, то между них не уместить эту пустоту, эту сеть золотых тропинок, по которой мы пришли. Впрочем, это сейчас неважно, осталось лишь сделать шаг и коснуться сферы. Я не знаю, что последует за этим. Но верю, что Она не оставит меня. Нас. Еще раз я оглянулся на своих, ее последователей.</text:p>
      <text:p text:style-name="P10">Нерк, я спас его из пламени самосуда, разогнав деревенщину, решившую, что причина неурожая и падежа скота вовсе никак не их безалаберность, а мальчишка, разбирающийся в травах и умеющий предсказать погоду.</text:p>
      <text:p text:style-name="P10">Вельтлав, я нашел его скулящим щенком, в которого детям вздумалось кидать камни.</text:p>
      <text:p text:style-name="P10"><text:soft-page-break/>Орлика, гарнизонная целительница, которую в отместку за отказ в близости начальник стражи запер в дальней камере, пока не образумится.</text:p>
      <text:p text:style-name="P10">Сфера этого мира совсем не походит на нашу, местами голубую с золотом, местами ― покрытую пятнами серой слизи и кроваво-коричневой коркой. Наверняка, она под защитой заклятий. Если они не пожелают пустить, мы можем погибнуть. <text:s/>Я должен сделать это первым.</text:p>
      <text:p text:style-name="P10">На этом записи в дневнике обрываются. Когтистая лапа, пятипалая, но покрытая мелкими чешуйками, походившими цветом и размером на осетровые икринки, перевернула для верности страницу и, убедившись в ее невинности, захлопнула тетрадь.</text:p>
      <text:p text:style-name="P10"/>
      <text:p text:style-name="P10">* * *</text:p>
      <text:p text:style-name="P10">Пробуждение. Пришло воспоминание. Он прикоснулся к поверхности, та оказалась ожидаемо гладкой и твердой, как дворфийское стекло. Губы беззвучно прошептали: "In nomine Tuo, Danu!" В следующее мгновение поверхность поддалась, стала упругой, словно лист бумаги на поверхности воды. Стоило приложить чуть большее усилие, и пальцы погрузились в прохладный темный студень. Сфера откликнулась, она звала, тянула в свои объятия. Подавив желание в последний раз оглянуться на спутников, он шагнул вперед. Холод, упругий хват окружающего мрака, ощущение падения. Раздирающая плоть судорога десятками молний пронзила его. Забытие. Он открыл глаза. Серо-зеленая пелена постепенно отступила, свернувшись тошнотворным комиком внизу живота.</text:p>
      <text:p text:style-name="P10">С трудом подчиняя себе затекшие вывернутые члены, он приподнялся с сырой палой листвы. Хмурое небо раннего утра, похоже, начало осени ― деревья, подобно стыдливой молодой жене, еще не обнажились полностью. Тело отзывалось неохотно, пожалуй, хуже, чем по возвращении к человеческому обличию после слишком долгого звериного.</text:p>
      <text:p text:style-name="P10">Вокруг тишина, наполнившая его чувством тоскливого одиночества. Еще до того. Как приподняться на локтях и заставить себя сесть, он знал, что не найдет ни его спутников, ни даже собственных вещей. Как и положено, он вошел в мир совершенно голым. Голым! Эта мысль показалась ему одновременно естественной и беспокойной. Привычным движением он коснулся груди, но, как и следовало ожидать, не нашел амулета. Впрочем, поразила его другая странность ― вместе с амулетом пропал и памятный шрам. Он перевел взгляд ниже локтя левой руки, но и там шрам отсутствовал. Более того, рука была его, в том смысле, что она совершенно соответствовала правой. Однако она была ему определенно незнакома ― утонченнее, даже можно сказать женственнее привычной. Последнее обстоятельство заставило его резко сесть, чтобы тут же облегченно растянуться на влажной листве ― он был он. Впрочем, увиденного хватило, чтобы понять, что пришел <text:s/>он не в себя.</text:p>
      <text:list xml:id="list2397468328" text:style-name="RTF_5f_Num_20_5">
        <text:list-item>
          <text:p text:style-name="P16">Ты так и собираешься валяться, покуда не застудишься? - резкий голос нарушил тишину откуда-то сверху.</text:p>
        </text:list-item>
      </text:list>
      <text:p text:style-name="P10">…</text:p>
      <text:list xml:id="list220933594098267" text:continue-numbering="true" text:style-name="RTF_5f_Num_20_5">
        <text:list-item>
          <text:p text:style-name="P16">Почему? Думаю, ответ в тебе: страхи, противоречия, проклятье. Входя в мир ты был недостаточно цельной личностью, и он впустил в себя лишь то, в чем заинтересован, счистив остальное, как луковую шелуху. Не переживай, оставь все это позади и начни, так сказать, с чистого листа! - птица проявляла прагматизм, справедливости ради, более уместный в сложившейся ситуации, чем чувства. Саввиусу даже показалось, что ворон хихикнул.</text:p>
        </text:list-item>
        <text:list-item>
          <text:p text:style-name="P16">В твоем случае это просто. А что до амулета, так разве дар зависит от куска металла? Если Ей ты так интересен, обрести новый не составит труда.</text:p>
        </text:list-item>
      </text:list>
      <text:p text:style-name="P10">Нет, это не просто птица, даже не одна из тех магических тварей, что часто живут и служат волшебникам и колдунам, здесь что-то не чисто! </text:p>
      <text:p text:style-name="P10"/>
      <text:list xml:id="list1579423199" text:style-name="RTF_5f_Num_20_4">
        <text:list-item>
          <text:p text:style-name="P17">А ты кто? - говорить больно - дыхания не хватает, да и по горлу как кошка в брюхо на когтях съехала.</text:p>
        </text:list-item>
        <text:list-item>
          <text:p text:style-name="P17">Не тревожься. Не твоя фантазия. И нет, тебе не придется разговаривать с каждой встречной жабой, если конечно ты не умеешь квакать по-жабьи. Учитывая <text:soft-page-break/>обстоятельства, можешь считать, что я ― твоя повитуха. - В этот раз ворон точно издал звук, который больше походил на кашель, но, по всему, долженствовал обозначать смех.</text:p>
        </text:list-item>
      </text:list>
      <text:p text:style-name="P10">Ворон явно не ждал ответа и, отсмеявшись, продолжил:</text:p>
      <text:list xml:id="list2515758453" text:style-name="RTF_5f_Num_20_6">
        <text:list-item>
          <text:p text:style-name="P18">По солнцу, в трети дня твоими ногами людское поселение, - каркнув на прощание, птица присела, оттолкнулась, заставив ветку изрядно качнуться, и тяжело взмыла к начавшим рассеиваться облакам.</text:p>
        </text:list-item>
      </text:list>
      <text:p text:style-name="P10">Оставшись наедине, новорожденный рассудил, что стоит привести себя в порядок и начать знакомиться с новым миром. В след за дивной птицей может появиться и кто-нибудь поопаснее и не столь настроенный на разговор. Медведь, не говоря уже о других чудищах, возможно обитающих в этом лесу, с радостью полакомится услужливо избавленным от тряпок неспособным убежать и защититься двуногим.</text:p>
      <text:p text:style-name="P10">Прежде чем попытаться встать, это было бы смело, но неосмотрительно, он принялся разминать свое тело, одновременно изучая его. Нечто подобное уже доводилось испытывать. Просыпаясь на сыром каменном полу камеры.</text:p>
      <text:list xml:id="list76740201" text:style-name="RTF_5f_Num_20_7">
        <text:list-item>
          <text:p text:style-name="P19">Вот уж не думал, что стану радоваться опыту инквизиторских застенков! - Усмехнулся он в вполголоса.</text:p>
        </text:list-item>
      </text:list>
      <text:p text:style-name="P10">Сперва он хорошенько размял пальцы и кисти рук, пока не убедился в полном их подчинении</text:p>
      <text:p text:style-name="P10">…</text:p>
      <text:p text:style-name="P10"/>
      <text:p text:style-name="P10">Для начала стоит найти воду, жажда не заставит себя ждать, да и стоит поглядеть на свое новое лицо. В чужеродности его, как и всего тела, сомнений у него не осталось, но достигнутая отзывчивость и некоторая легкость определенно пришлись ему по нраву.</text:p>
      <text:p text:style-name="P10">- Этот мир чрезвычайно похож на мой: те же деревья, те же звери ― ему довелось увидеть пару медношерстных белок и старый лосиный след, такое же светило. Похоже, у демиургов не слишком хорошо с фантазией. Впрочем, зачем изобретать замену совершенному, когда можно творить новое? Не стоит ждать другого поведения и от людей. И прочих неприятностей, имеющих, по закону всемирного свинства, обыкновение случаться в самый неподходящий момент. Впрочем, какими бы они иначе были неприятностями? </text:p>
      <text:p text:style-name="P10">Явным ответом на его упрек, прервавшим философские измышления, стала следующая пара шагов. Привычка не тревожить ветви и заросли, если их можно обойти или пригнуться, уберегла его от прикосновения к даже на вид шершавой бурой мясистой ленте, которую он сперва принял за прошлогоднюю лиану плюща. Он бы и не обратил на нее внимания, разминувшись в паре пальцев, но лента резко дернулась, стегнула воздух рядом с его головой и устремилась в крону высокой ивы.</text:p>
      <text:p text:style-name="P10">Приглядевшись, он разглядел на ветви, простирающейся аккурат над избранной им змеиной тропой, кожистый мешок, формой и размерами чуть больше дикого улья. Именно в этом мешке почти скрылась извивающаяся лента. Окажись в ее объятиях кролик, он уже был бы заглочен.</text:p>
      <text:p text:style-name="P10">По размерам существо вряд ли сильнее удава, а его пасть ― опаснее собачей. Если внутри оно не таит кислоту, значит ему не под силу заглотить крупную жертву, но поранить, покалечить и даже убить ― вполне.</text:p>
      <text:p text:style-name="P10">Пожалуй, он не стал бы мешать ленивой охоте неведомой твари, вновь спустившей теперь покрытый слизью язык, но любопытство, желание испытать себя и возможная пожива содержимым брюха твари взяли свое.</text:p>
      <text:p text:style-name="P10">На земле под тварью не было ни косточки, ни тряпицы, не блестело ничего железного. Это можно было толковать либо как исключительную способность справляться с любой пищей, либо отсутствием такой добычи, которую было бы затруднительно усвоить.</text:p>
      <text:p text:style-name="P10">Рисковать своей шкурой ради сомнительной поживы и хватать тварь за язык, чтобы вырвать его или подняться на нем к мешку, чтобы там уже разорвать он не стал ― тварь могла уметь отравить или обездвижить жертву. Кроме того, если она способна так запросто поднять с земли взрослого мужчину, тягаться с ней в силе голыми руками ― все <text:soft-page-break/>равно что с быком.</text:p>
      <text:p text:style-name="P10">Ручья или реки поблизости слышно не было, потому искать подходящий камень, да еще с острыми гранями, голому человеку посреди незнакомого леса вовсе не в летний зной ― не самая насущная задача. Даже забраться на дерево с его толстым стволом и высоко расположенными нижними ветвями было проблемой. Да и что толку, сломать сук, к которому прилипилась, а может, на котором выросла тварь, он не смог бы все равно, а срезать ее было так и нечем.</text:p>
      <text:p text:style-name="P10">Что ж, похоже пора испытать свое новое тело, с которым он вроде бы пообвыкся. Выбрав для простоты лик волка, он приказал конечностям удлиниться и вывернуть должным образом суставы, заостриться и вытянуться в когтистые лапы пальцам. Тело с трудом, но все же сперва поддалось, но в следующий же миг отозвалось такой болью, что ему почудилось, что он слышит, как лопаются сухожилия, а мясо отстает от костей. Свет померк, и сознание ухнуло в глубокий колодец, чтобы вновь вернуться через несколько минут.</text:p>
      <text:p text:style-name="P10">- Нет уж, видать если я здесь и смогу перекинуться, то не сейчас, - сделал между приступами тошноты для себя вывод несостоявшийся оборотень. - Хорошо хоть что-то произошло, а могло и вовсе не сработать.</text:p>
      <text:p text:style-name="P10">Не утруждая себя гаданиями о причине неудачи, подвело ли тело или все же недостает амулета, герой наш решил продолжить поиски человеческого жилья, заприметив место и намереваясь вернуться к изучению внутреннего мира твари лучше подготовленным.</text:p>
      <text:p text:style-name="P10">…</text:p>
      <text:p text:style-name="P13">Брести приходилось по скользкой листве, местами обильно покрытой инеем. Пальцы на ногах скоро окоченели, и ледяная немощь поднималась к коленям. Походка его стала неуклюжей, деревянной. Приходилось снова и снова останавливаться, <text:span text:style-name="T3">садиться на негостеприимную лесную подстилку и растирать ноги.</text:span></text:p>
      <text:p text:style-name="P10">Так и не найдя подходящего источника, отогнав жажду кислой травой, показавшейся ему на запах съедобной, вполне себе зрелый, покрытый волосом в соответствующих местах новорожденный, вышел к деревенскому частоколу немногим более часа до заката.</text:p>
      <text:p text:style-name="P10">По пути он испробовал еще несколько известных трюков и заклятий, не требовавших особых материальных компонентов. Одни выходили вполне легко, вроде хождения без следов, но вот другие, включая попытки поговорить с растениями, не выходили вовсе. Конечно, хотелось утешать себя мыслью, что местные растения просто недоверчивы и не жаждут общаться с чужаком, однако, неудача попытки отогнать заклятьем окружившую его стаю мошкары не оставляла шанса иллюзиям. Вот и сейчас он не был уверен, что исполненное им загодя заклятье толкования языков, действовавшее обычно добрых пару часов, сработало.</text:p>
      <text:p text:style-name="P10">Скучающий на стене над уже закрытыми воротами дружинник позабавился зрелищем весьма жалкой выбравшейся из леса фигуры.</text:p>
      <text:p text:style-name="P10">- Один, значит не боятся, значит ― не воюют. Ворота закрывают от зверей и незванных гостей, - пробормотал незадачливый путешественник под нос.</text:p>
      <text:p text:style-name="P10">- Что за странного посланника породил вечер? - речь дружинника была несколько гортанной, но по-своему приятной, а главное, хвала Богине, ― понятной! В ней не слышалось злобы, но веселое развлечение ― не повод забывать о долге.</text:p>
      <text:p text:style-name="P10">- Назови себя! - потребовал дружинник, поднимая над головой факел, чтобы лучше рассмотреть приблизившуюся к стене фигуру.</text:p>
      <text:p text:style-name="P10">- Я бедный путешественник, оставшийся без ничего на пороге ночи. Прошу, добрый человек, пусти меня, чтобы я мог обогреться, не обрекай на смерть у порога твоего дома!</text:p>
      <text:p text:style-name="P10">- Имя! - Дружинник нахмурился. - Мои глаза уже сказали мне, что ты выглядишь, как нищий, ищущий приюта. Но если это морок, а ты ― нечисть, я буду знать твое имя, и ты не сможешь навредить мне.</text:p>
      <text:p text:style-name="P10">- Саввиус, так мое имя! - еще по дороге он твердо решил не класть в фундамент новой жизни ложь.</text:p>
      <text:p text:style-name="P10">- Жди там! - дружинник отдал приказ, будто у бедолаги был выбор, и скрылся за частоколом.</text:p>
      <text:p text:style-name="P10"><text:soft-page-break/>Минуты ожидания были одна мучительнее другой, становилось холоднее. Диск дневного светила скрылся за краем остроконечных как деревенский частокол сосен, освещая на прощание край неба алым. Целыми россыпями на небе загорались звезды. Наконец, за воротами послышался шум, и сбитые вместе десяток бревен тяжело повернулись вверх, открывая проход.</text:p>
      <text:p text:style-name="P10">Он продолжил стоять на том же месте и не зря ― в его сторону из ворот двинулся уже знакомый дружинник и мужчина в годах, судя по сложению ― воин, по одежде ― довольно зажиточный для этих мест, по запаху ― оторванный от вечерней трапезы. Дружинник подошел немного ближе, освещая незваного гостя факелом, чтобы того мог лучше рассмотреть его спутник. За пояс заткнута дубина, на левой руке небольшой круглый локтевой щит, который он был готов пустить в дело, вздумай незнакомец наброситься на них.</text:p>
      <text:p text:style-name="P10">В проеме ворот остался еще один дружинник со щитом, над воротами встал в дозор лучник. Впрочем, это его сейчас не беспокоило, не штурмовать же поселение он сюда пришел. Внимания стоил второй, он осматривал нагого мужчину с нескрываемым интересом, с хитрым прищуром. Хотелось верить, что интерес вызван обстоятельствами, а не личными предпочтениями пресыщенного ветерана.</text:p>
      <text:p text:style-name="P10">- Повернись! - в подтверждение своих слов он ткнул его в левой плечо комелем короткого копья. За мгновение разные не слишком приятные мысли успели пронестись в голове, но воин продолжил. - Хочу убедиться, что у тебя нет чешуи или какого гребня на спине.</text:p>
      <text:p text:style-name="P10">Понятным приказам подчиняться существенно приятнее. Жители деревни просто должны убедиться, что в их дом просится не какая-то коварная нечисть. Он повернулся. По приблизившемуся жару он понял, что старший жестом приказал младшему посветить лучше. Стоя на пороге ночи с неясной перспективой пережить ее, тяжело сохранять спокойствие, оставалось только дышать равномерно. Теперь уже острый конец копья дотронулся до его шеи, убирая волосы.</text:p>
      <text:p text:style-name="P10">- Можешь повернуться! - старший явно был доволен результатом. - Следов скверны я на тебе не вижу, железо тебя не боится. Думаю, ты ― не нечисть.</text:p>
      <text:p text:style-name="P10">В такие <text:s/>моменты кажется, что самое опасное позади.</text:p>
      <text:p text:style-name="P10">- Однако, я не вижу мозолей на твоих руках, твоя кожа слишком бела для путника. Видать, ты из благородных! - воины понимающе переглянулись. Их настроения явно улучшилось, когда стало понятно. Что опасаться нечего и они - хозяева положения. </text:p>
      <text:p text:style-name="P10">- А может быть, - старший снова острием копья убрал прядь с его виска, - Ты ― колдун из лесного народа, явившийся, чтобы похитить наших дочерей? Как, говоришь, твое имя?</text:p>
      <text:p text:style-name="P10"><text:s/>- Саввиус, - он еще не знал, каково здесь отношение к упомянутым "благородным", но решил, что и за чернь он уже не сойдет. Саввиус Корвус.</text:p>
      <text:p text:style-name="P10">- Корвус? - вторая часть имени еще не была знакома старшему, и он переспросил. Саввиусу показалось, что тот бросил короткий взгляд на небо. - Что ж, можешь войти.</text:p>
      <text:p text:style-name="P10">…</text:p>
      <text:p text:style-name="P10">Описание, как распределили и почему.</text:p>
      <text:p text:style-name="P10">…</text:p>
      <text:list xml:id="list28737070" text:style-name="L1">
        <text:list-item>
          <text:p text:style-name="P15">Что за имя такое — Кол? Неужто так тебя родители назвали?</text:p>
        </text:list-item>
        <text:list-item>
          <text:p text:style-name="P15">Назвали как назвали, а ты меня так зови, колдовства меньше напустишь. - Назвавшийся Колом бранился беззлобно, в речи его вовсе не слышалось страха перед чужаком. Стремление скрыть свое имя не казалось сиюминутной находчивой придумкой, а скорее было привычной предосторожностью.</text:p>
        </text:list-item>
      </text:list>
      <text:p text:style-name="P10"/>
      <text:p text:style-name="P10">...</text:p>
      <text:p text:style-name="P10">- Копье я тебе не дам, не обессудь, ножа тоже, вот разве что возьми веревку. - хозяина несправедливо было бы обвинять в недостатке гостеприимства. Давая незнакомому, тем паче, чужестранцу кров над головой и деля с ним пищу, он и так брал на себя ответственность за своих домочадцев. Начавший обзаводиться рукотворным имуществом поблагодарил от сердца и за эти дары.</text:p>
      <text:p text:style-name="P10">Пятеро детей, старшая через год-другой на выданье, не красавица, но ладная. Пара старух: <text:soft-page-break/>мать его и, по всему, жены. Старший сын не вошел в возраст. Землепашцу, да еще не под бароном, без господской защиты, было что терять. Сердце его сжалось, он посмотрел на происходящее глазами приютившего его благодетеля. Сколько их, простых людей, было в его жизни? Их, спасенных им и погубленных его волей и просто оказавшихся рядом, не знавших его и неизвестных ему.</text:p>
      <text:p text:style-name="P10">Понять ― не значит принять. Не дает ножа, так придется взять без спроса, он уже приметил подходящий. Даже не нож, кусок заточенного железа. Обмотанный вместо рукояти бечевой, служащий навроде сапожного и воткнутый за ненадобностью между бревен сруба под дровяным навесом.</text:p>
      <text:p text:style-name="P10">…</text:p>
      <text:p text:style-name="P10">Непроглядные тучи принялись неторопливо, основательно умывать землю еще до зари, и конца этому видно не было. Замерший в покорной дремоте лес не шелохнулся ни одной кроной. Не поднял, не погнал ветер. Не водяная пыль, какую часто приносит сюда с моря, но и не крупные и торопливые слезы раскаяния блудницы, а выверенные, как дни рачительного землепашца, капли стучали по крыше дровяного навеса. На макушке лысой осины, горделиво стоящей поодаль от леса, ближе к человеческому жилью, устроилась пара ворон. Нахохлившиеся, недовольные непогодой, они все же не искали укрытия, словно молчаливо ожидая чего-то.</text:p>
      <text:p text:style-name="P10"/>
      <text:p text:style-name="P10">Отплатить урожаем.</text:p>
      <text:p text:style-name="P10">…</text:p>
      <text:p text:style-name="P10">Зимний деревенский быт незатейлив и не заслуживает более нескольких строк.</text:p>
      <text:p text:style-name="P10"/>
      <text:p text:style-name="P10">Зима проходила для него в бестрепетной ленности мыслей. Не было ответственности за чужие судьбы, не тяготило бремя долга, миссии. Но он не был обманут этим покоем, использовал неожиданный отпуск, чтобы набраться сил. Отбросив тревоги и все сложные мысли, он день за днем приручал свое тело, дрессировал его. Раз за разом, челноком в руках умелой ткачихи метался он от проруби к домам и обратно, наполняя бочки и кадки, утаптывая широкую тропу и радуясь, как после каждого снегопада нужно начинать все сызнова.</text:p>
      <text:p text:style-name="P10">Тело ныло, противилось, но после трети зимы стало откликаться, и, по одному усилию его воли, становилась не страшна вьюга ― крохотные ледяные стрелы ее бессильными брызгами разбивались о его жар. В середине зимы он сбросил сапоги. Рубаху, осеннюю куртку, оставив из одежды лишь безрукавку из оленьей шкуры и холщевые штаны. Стал купаться в проруби, оставляя ее после себя исходить паром.</text:p>
      <text:p text:style-name="P10">…</text:p>
      <text:p text:style-name="P10">Беда пришла в конце второго месяца зимы. Неделю стояла оттепель, какой не могли упомнить и старожилы. За два дня до того, собираясь набить неспящих лесных зверей, ушли в лес четверо охотников, да вернулись только двое.</text:p>
      <text:p text:style-name="P10">По весенне-рыхлому снегу пробирались они цепью, рыща по лосиным следам, когда ближний в левом звене вскрикнул от неожиданности. Крик сперва перекрыл хруст, а затем наполнился ужасом, ему в унисон зазвучал рев, а потом, воплотив отчаянье и боль, оборвался.</text:p>
      <text:p text:style-name="P10">Провалившийся в берлогу и пробудивший шатуна дорого заплатил за невнимательность. Зверь, раззадоренный кровью, вмиг вымахнул на чистый снег.</text:p>
      <text:p text:style-name="P10">!!!</text:p>
      <text:p text:style-name="P10">От погони ушли, заготовили рогатин, приладили ножи на короткие толстые древка, вернулись искать, но не нашли ни зверя, ни докликались до товарища. Следы его обрывались неподалеку от берлоги. Была кровь, зверь волок добычу.</text:p>
      <text:p text:style-name="P10">В берлогу спускаться не стали, даже от входа были видны кровь, останки выгрыз<text:span text:style-name="T2">ен</text:span>ных потрохов. Отец второго пропавшего охотника, выслушав на деревенском сходе рассказ, лишь сжал губы в тонкую нить и, закрыв сердце на тяжелый засов, произнес:</text:p>
      <text:p text:style-name="P10"/>
      <text:p text:style-name="P10">На сход чужака, понятное дело, не позвали, о словах отца охотника он узнал от средней <text:soft-page-break/>дочери хозяина, когда она принесла ему ужин в хлев.</text:p>
      <text:p text:style-name="P10">…</text:p>
      <text:p text:style-name="P10">Поразмысли, поставив на порог омытую миску и кувшин, он двинулся к дому пропавшего охотника.</text:p>
      <text:p text:style-name="P10">!!!</text:p>
      <text:p text:style-name="P10">Подозрения, что ничего не принесли из экипировки</text:p>
      <text:p text:style-name="P10">...</text:p>
      <text:p text:style-name="P10">Поиск молодого охотника. Врачеватель. Попытка призыва духа без амулета - брызги <text:s/></text:p>
      <text:p text:style-name="P10"/>
      <text:p text:style-name="P10">В локте над ложем тускло засиял зеленым огонек, сперва не больше свечного пламени, затем окреп, подрос до дикого яблока, распустил тонкие лепестки, колеблемые малейшим движением воздуха. Казалось, еще миг, он наберет силу, дозреет, и разольется по комнате мягкий свет, наполняя жизнью утомленные тела. Но вместо того задрожал, пошел рябью, полыхнул и разлетелся быстро тающими ошметками по всей комнате.</text:p>
      <text:p text:style-name="P10"/>
      <text:p text:style-name="P10">Охотник слишком долго пролежал на морозе — ноги почернели, их придется отнять.</text:p>
      <text:p text:style-name="P10">В других обстоятельствах можно было бы рискнуть — убить и вернуть к жизни, но не сейчас — слишком легко уйти вслед за ним.</text:p>
      <text:p text:style-name="P10">…</text:p>
      <text:p text:style-name="P10"/>
      <text:p text:style-name="P10">Весенняя гроза. Чувство, что цель молнии — амбар. Взятие под контроль и перенаправление. Знахарь понял.<text:span text:style-name="T1">:</text:span></text:p>
      <text:p text:style-name="P10">Замолк барабан дождя, затаил дыхание ветер. Туча полнилась пурпуром, наливался тяжелой каплей небесный огонь. Миг - и рухнет сполохом, обращая в дым вчерашний пот и завтрашнюю трапезу.</text:p>
      <text:p text:style-name="P10">- Нельзя! Дотянуться мыслью, ухватить непокорного змея, чья кожа жжот и жалит нестерпимо, метнуть в овраг, в ржавый камень.</text:p>
      <text:p text:style-name="P6"/>
      <text:p text:style-name="P10"/>
      <text:p text:style-name="P7">Все мы бредем по пустыне жизни, но не каждому дано найти дорогу к своему оазису. Небеса изредка одаряют нас благословенными каплями влаги, но иногда они низвергают потоки, в которых легко захлебнуться. Потому я желаю тебе, чтобы солнце согревало, но не обжигало тебя, чтобы твой бурдюк был всегда полон, а ветер удачи всегда дул тебе в спину, подгоняя на пути к твоему счастью, а тень твоя как можно дольше оставалась длинной, и чтобы в этой тени всегда могла укрыться та, что ты хотел бы видеть подле себя.</text:p>
      <text:p text:style-name="P10"/>
      <text:p text:style-name="P10"/>
      <text:p text:style-name="P7">Она брела сквозь заросли, проклиная Свет и всех известных ей по именам сереброкрылых, по милости которых, как она считала, она оказалась в этой глуши. Вдруг тишину рассек душераздирающий вопль, какой способен издать, пожалуй, лишь поджариваемый заживо на магическом огне гоблин.</text:p>
      <text:p text:style-name="P7">- Что же, очевидно намечается знатный ужин, - пробормотала она себе под нос.</text:p>
      <text:p text:style-name="P7">Каково же было ее удивление, когда кусты, наконец, расступились, и ее взору предстала прелюбопытная картина: на куче палой листвы сидел мальчонка лет пяти, с увлечением вяжущий узлами, которым позавидовал бы иной шорутский мореход, внушительного вида змея, который собственно и издавал эти, в общем-то, несвойственные ему звуки.</text:p>
      <text:p text:style-name="P10"/>
      <text:p text:style-name="P10"/>
      <text:p text:style-name="P8">Саавбл О'Грелл</text:p>
      <text:p text:style-name="P10"/>
      <text:p text:style-name="P10"/>
      <text:p text:style-name="P10">Преображение демоницы</text:p>
      <text:p text:style-name="P10">Ловким движением она задрала подол до самой границы приличия, середины бедра, нетерпеливо-небрежными движениями скинула парусиновую туфельку и явила его взору вытянутую до кончиков пальцев, подражая тому, как делают это дворцовые стражи во время смотра, ножку. Вдруг мышцы ее напряглись, по коже пробежала рябь, словно скрытая под ней плоть взбунтовалась. Закипела. С чавкающим <text:s/>хрустом гладкое, будоражащее колено выгнулось в обратную сторону, как выгибается куриная лапа в руках нетерпеливого обжоры. Пальцы немыслимым образом сомкнулись, сжались и стали покрываться бурой коркой.</text:p>
      <text:p text:style-name="P10">Он с ужасом перевел взгляд на ее лицо в надежде получить ответ на застывший на гкбах вопрос. Ответ ужаснул его своим немым красноречием. На ее глаза легла тень, а по бокам гладкого, слегка покатого лба взбугрились такие же бурые наросты. О происходящем не оставалось сомнений, но он боялся признаться в этом и гнал мысли прочь, отталкивая неумолимую ясность реальности и хватаясь за <text:s/>объяснения одно нелепее другого. </text:p>
      <text:p text:style-name="P6">К менестреллю-анархисту:</text:p>
      <text:p text:style-name="P10"/>
      <text:p text:style-name="P10">Незримая рука рынка, говорите вы, стало быть, есть у него и другая, зримая, льстиво-вежливая, с почтением принимающая плату от покупателя и ожесточенно-обреченная, передающая ее долю сборщику податей. Но первая забирается в покупательский кошель вероломно, неосязаемо, чтобы заставить хор живущих там монет стать тише, сикстетом, квартетом, солистом, умолкнуть вовсе. Так взимается плата за улыбку, за тени торговцев, стоявших в этом ряду прежде, за прочие издержки. Покажите мне, какой рукой скрепляет торговец договор, и я скажу, каков он. Но не может у двух рук одного живого туловища быть две головы или не быть вовсе. Имя 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roid Sans" svg:font-family="'Droid Sans'"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family="'Times New Roman'" style:font-family-generic="roman" style:font-pitch="variable" fo:font-size="12pt" fo:language="ru" fo:country="RU" style:letter-kerning="true" style:font-name-asian="Droid Sans" style:font-family-asian="'Droid Sans'" style:font-family-generic-asian="swiss" style:font-pitch-asian="variable" style:font-size-asian="12pt" style:language-asian="hi" style:country-asian="IN" style:font-name-complex="Lohit Hindi" style:font-family-complex="'Lohit Hindi'"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wiss" style:font-pitch-asian="variable" style:font-size-asian="12pt" style:font-name-complex="DejaVu Sans Condensed" style:font-family-complex="'DejaVu Sans Condensed'"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style:text-properties style:font-size-asian="12pt"/>
    </style:style>
    <style:style style:name="List" style:family="paragraph" style:parent-style-name="Text_20_body_20__28_user_29_"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style:text-properties fo:font-style="italic" style:font-size-asian="12pt" style:font-style-asian="italic" style:font-style-complex="italic"/>
    </style:style>
    <style:style style:name="Index" style:family="paragraph" style:parent-style-name="Standard" style:class="index">
      <style:text-properties style:font-size-asian="12pt"/>
    </style:style>
    <style:style style:name="Heading_20_1" style:display-name="Heading 1" style:family="paragraph" style:parent-style-name="Heading_20__28_user_29_" style:next-style-name="Text_20_body_20__28_user_29_" style:default-outline-level="1" style:list-style-name="" style:class="text">
      <style:paragraph-properties fo:margin-left="0cm" fo:margin-right="0cm" fo:text-align="center" style:justify-single-word="false" fo:text-indent="0cm" style:auto-text-indent="false" style:vertical-align="auto"/>
      <style:text-properties style:language-asian="ru" style:country-asian="RU"/>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letter-kerning="false" style:font-size-asian="12pt" style:language-asian="zh" style:country-asian="CN"/>
    </style:style>
    <style:style style:name="Text_20_body_20__28_user_29_" style:display-name="Text body (user)" style:family="paragraph" style:parent-style-name="Standard">
      <style:paragraph-properties fo:margin-top="0cm" fo:margin-bottom="0.212cm" loext:contextual-spacing="false"/>
      <style:text-properties style:letter-kerning="fals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Caption_20__28_user_29_" style:display-name="Caption (user)" style:family="paragraph" style:parent-style-name="Standard">
      <style:paragraph-properties fo:margin-top="0.212cm" fo:margin-bottom="0.212cm" loext:contextual-spacing="false"/>
      <style:text-properties fo:font-style="italic" style:letter-kerning="false" style:font-name-asian="Times New Roman" style:font-family-asian="'Times New Roman'" style:font-family-generic-asian="roman" style:font-pitch-asian="variable" style:font-size-asian="12pt" style:language-asian="zh" style:country-asian="CN" style:font-style-asian="italic" style:font-name-complex="Lohit Hindi1" style:font-family-complex="'Lohit Hindi'" style:font-style-complex="italic"/>
    </style:style>
    <style:style style:name="Index_20__28_user_29_" style:display-name="Index (user)" style:family="paragraph" style:parent-style-name="Standard">
      <style:text-properties style:letter-kerning="false" style:font-name-asian="Times New Roman" style:font-family-asian="'Times New Roman'" style:font-family-generic-asian="roman" style:font-pitch-asian="variable" style:font-size-asian="12pt" style:language-asian="zh" style:country-asian="CN" style:font-name-complex="Lohit Hindi1" style:font-family-complex="'Lohit Hindi'"/>
    </style:style>
    <style:style style:name="Title" style:family="paragraph" style:parent-style-name="Heading_20__28_user_29_" style:next-style-name="Subtitle" style:class="chapter">
      <style:paragraph-properties fo:margin-left="0cm" fo:margin-right="0cm" fo:text-align="center" style:justify-single-word="false" fo:text-indent="0cm" style:auto-text-indent="false" style:vertical-align="auto"/>
      <style:text-properties fo:font-size="18pt" fo:text-shadow="1pt 1pt" fo:font-weight="bold" style:language-asian="ru" style:country-asian="RU" style:font-weight-asian="bold" style:font-weight-complex="bold"/>
    </style:style>
    <style:style style:name="Subtitle" style:family="paragraph" style:parent-style-name="Heading_20__28_user_29_" style:next-style-name="Text_20_body_20__28_user_29_" style:class="chapter">
      <style:paragraph-properties fo:text-align="center" style:justify-single-word="false"/>
      <style:text-properties fo:font-style="italic" style:font-style-asian="italic" style:font-style-complex="italic"/>
    </style:style>
    <style:style style:name="Body_20_Text_20_2" style:display-name="Body Text 2" style:family="paragraph">
      <style:paragraph-properties fo:margin-left="0cm" fo:margin-right="0cm" fo:text-align="justify" style:justify-single-word="false" fo:hyphenation-ladder-count="no-limit" fo:text-indent="1cm" style:auto-text-indent="false" style:vertical-align="auto"/>
      <style:text-properties style:use-window-font-color="true" style:font-name="Times New Roman" fo:font-family="'Times New Roman'" style:font-family-generic="roman" style:font-pitch="variable" fo:font-size="12pt" fo:language="ru" fo:country="RU" style:letter-kerning="true" style:font-name-asian="Droid Sans" style:font-family-asian="'Droid Sans'" style:font-family-generic-asian="swiss" style:font-pitch-asian="variable" style:font-size-asian="12pt" style:language-asian="hi" style:country-asian="IN" style:font-name-complex="Lohit Hindi" style:font-family-complex="'Lohit Hindi'" style:font-pitch-complex="variable" fo:hyphenate="false" fo:hyphenation-remain-char-count="2" fo:hyphenation-push-char-count="2"/>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2" style:display-name="RTF_Num 4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3" style:display-name="RTF_Num 4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4" style:display-name="RTF_Num 4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5" style:display-name="RTF_Num 4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6" style:display-name="RTF_Num 4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7" style:display-name="RTF_Num 4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8" style:display-name="RTF_Num 4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9" style:display-name="RTF_Num 4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1" style:display-name="RTF_Num 5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2" style:display-name="RTF_Num 5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3" style:display-name="RTF_Num 5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4" style:display-name="RTF_Num 5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5" style:display-name="RTF_Num 5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6" style:display-name="RTF_Num 5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7" style:display-name="RTF_Num 5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8" style:display-name="RTF_Num 5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9" style:display-name="RTF_Num 5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1" style:display-name="RTF_Num 6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2" style:display-name="RTF_Num 6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3" style:display-name="RTF_Num 6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4" style:display-name="RTF_Num 6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5" style:display-name="RTF_Num 6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6" style:display-name="RTF_Num 6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7" style:display-name="RTF_Num 6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8" style:display-name="RTF_Num 6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9" style:display-name="RTF_Num 6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1" style:display-name="RTF_Num 7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2" style:display-name="RTF_Num 7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3" style:display-name="RTF_Num 7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4" style:display-name="RTF_Num 7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5" style:display-name="RTF_Num 7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6" style:display-name="RTF_Num 7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7" style:display-name="RTF_Num 7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8" style:display-name="RTF_Num 7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9" style:display-name="RTF_Num 7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1" style:display-name="RTF_Num 8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2" style:display-name="RTF_Num 8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3" style:display-name="RTF_Num 8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4" style:display-name="RTF_Num 8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5" style:display-name="RTF_Num 8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6" style:display-name="RTF_Num 8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7" style:display-name="RTF_Num 8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8" style:display-name="RTF_Num 8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9" style:display-name="RTF_Num 8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
      </text:list-level-style-bullet>
      <text:list-level-style-bullet text:level="2" text:style-name="RTF_5f_Num_20_4_20_2" style:num-suffix="." text:bullet-char="–">
        <style:list-level-properties text:space-before="1.27cm" text:min-label-width="0.635cm"/>
        <style:text-properties style:font-name="OpenSymbol"/>
      </text:list-level-style-bullet>
      <text:list-level-style-bullet text:level="3" text:style-name="RTF_5f_Num_20_4_20_3" style:num-suffix="." text:bullet-char="–">
        <style:list-level-properties text:space-before="1.905cm" text:min-label-width="0.635cm"/>
        <style:text-properties style:font-name="OpenSymbol"/>
      </text:list-level-style-bullet>
      <text:list-level-style-bullet text:level="4" text:style-name="RTF_5f_Num_20_4_20_4" style:num-suffix="." text:bullet-char="–">
        <style:list-level-properties text:space-before="2.54cm" text:min-label-width="0.635cm"/>
        <style:text-properties style:font-name="OpenSymbol"/>
      </text:list-level-style-bullet>
      <text:list-level-style-bullet text:level="5" text:style-name="RTF_5f_Num_20_4_20_5" style:num-suffix="." text:bullet-char="–">
        <style:list-level-properties text:space-before="3.175cm" text:min-label-width="0.635cm"/>
        <style:text-properties style:font-name="OpenSymbol"/>
      </text:list-level-style-bullet>
      <text:list-level-style-bullet text:level="6" text:style-name="RTF_5f_Num_20_4_20_6" style:num-suffix="." text:bullet-char="–">
        <style:list-level-properties text:space-before="3.81cm" text:min-label-width="0.635cm"/>
        <style:text-properties style:font-name="OpenSymbol"/>
      </text:list-level-style-bullet>
      <text:list-level-style-bullet text:level="7" text:style-name="RTF_5f_Num_20_4_20_7" style:num-suffix="." text:bullet-char="–">
        <style:list-level-properties text:space-before="4.445cm" text:min-label-width="0.635cm"/>
        <style:text-properties style:font-name="OpenSymbol"/>
      </text:list-level-style-bullet>
      <text:list-level-style-bullet text:level="8" text:style-name="RTF_5f_Num_20_4_20_8" style:num-suffix="." text:bullet-char="–">
        <style:list-level-properties text:space-before="5.08cm" text:min-label-width="0.635cm"/>
        <style:text-properties style:font-name="OpenSymbol"/>
      </text:list-level-style-bullet>
      <text:list-level-style-bullet text:level="9" text:style-name="RTF_5f_Num_20_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OpenSymbol"/>
      </text:list-level-style-bullet>
      <text:list-level-style-bullet text:level="2" text:style-name="RTF_5f_Num_20_5_20_2" style:num-suffix="." text:bullet-char="–">
        <style:list-level-properties text:space-before="1.27cm" text:min-label-width="0.635cm"/>
        <style:text-properties style:font-name="OpenSymbol"/>
      </text:list-level-style-bullet>
      <text:list-level-style-bullet text:level="3" text:style-name="RTF_5f_Num_20_5_20_3" style:num-suffix="." text:bullet-char="–">
        <style:list-level-properties text:space-before="1.905cm" text:min-label-width="0.635cm"/>
        <style:text-properties style:font-name="OpenSymbol"/>
      </text:list-level-style-bullet>
      <text:list-level-style-bullet text:level="4" text:style-name="RTF_5f_Num_20_5_20_4" style:num-suffix="." text:bullet-char="–">
        <style:list-level-properties text:space-before="2.54cm" text:min-label-width="0.635cm"/>
        <style:text-properties style:font-name="OpenSymbol"/>
      </text:list-level-style-bullet>
      <text:list-level-style-bullet text:level="5" text:style-name="RTF_5f_Num_20_5_20_5" style:num-suffix="." text:bullet-char="–">
        <style:list-level-properties text:space-before="3.175cm" text:min-label-width="0.635cm"/>
        <style:text-properties style:font-name="OpenSymbol"/>
      </text:list-level-style-bullet>
      <text:list-level-style-bullet text:level="6" text:style-name="RTF_5f_Num_20_5_20_6" style:num-suffix="." text:bullet-char="–">
        <style:list-level-properties text:space-before="3.81cm" text:min-label-width="0.635cm"/>
        <style:text-properties style:font-name="OpenSymbol"/>
      </text:list-level-style-bullet>
      <text:list-level-style-bullet text:level="7" text:style-name="RTF_5f_Num_20_5_20_7" style:num-suffix="." text:bullet-char="–">
        <style:list-level-properties text:space-before="4.445cm" text:min-label-width="0.635cm"/>
        <style:text-properties style:font-name="OpenSymbol"/>
      </text:list-level-style-bullet>
      <text:list-level-style-bullet text:level="8" text:style-name="RTF_5f_Num_20_5_20_8" style:num-suffix="." text:bullet-char="–">
        <style:list-level-properties text:space-before="5.08cm" text:min-label-width="0.635cm"/>
        <style:text-properties style:font-name="OpenSymbol"/>
      </text:list-level-style-bullet>
      <text:list-level-style-bullet text:level="9" text:style-name="RTF_5f_Num_20_5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OpenSymbol"/>
      </text:list-level-style-bullet>
      <text:list-level-style-bullet text:level="2" text:style-name="RTF_5f_Num_20_6_20_2" style:num-suffix="." text:bullet-char="–">
        <style:list-level-properties text:space-before="1.27cm" text:min-label-width="0.635cm"/>
        <style:text-properties style:font-name="OpenSymbol"/>
      </text:list-level-style-bullet>
      <text:list-level-style-bullet text:level="3" text:style-name="RTF_5f_Num_20_6_20_3" style:num-suffix="." text:bullet-char="–">
        <style:list-level-properties text:space-before="1.905cm" text:min-label-width="0.635cm"/>
        <style:text-properties style:font-name="OpenSymbol"/>
      </text:list-level-style-bullet>
      <text:list-level-style-bullet text:level="4" text:style-name="RTF_5f_Num_20_6_20_4" style:num-suffix="." text:bullet-char="–">
        <style:list-level-properties text:space-before="2.54cm" text:min-label-width="0.635cm"/>
        <style:text-properties style:font-name="OpenSymbol"/>
      </text:list-level-style-bullet>
      <text:list-level-style-bullet text:level="5" text:style-name="RTF_5f_Num_20_6_20_5" style:num-suffix="." text:bullet-char="–">
        <style:list-level-properties text:space-before="3.175cm" text:min-label-width="0.635cm"/>
        <style:text-properties style:font-name="OpenSymbol"/>
      </text:list-level-style-bullet>
      <text:list-level-style-bullet text:level="6" text:style-name="RTF_5f_Num_20_6_20_6" style:num-suffix="." text:bullet-char="–">
        <style:list-level-properties text:space-before="3.81cm" text:min-label-width="0.635cm"/>
        <style:text-properties style:font-name="OpenSymbol"/>
      </text:list-level-style-bullet>
      <text:list-level-style-bullet text:level="7" text:style-name="RTF_5f_Num_20_6_20_7" style:num-suffix="." text:bullet-char="–">
        <style:list-level-properties text:space-before="4.445cm" text:min-label-width="0.635cm"/>
        <style:text-properties style:font-name="OpenSymbol"/>
      </text:list-level-style-bullet>
      <text:list-level-style-bullet text:level="8" text:style-name="RTF_5f_Num_20_6_20_8" style:num-suffix="." text:bullet-char="–">
        <style:list-level-properties text:space-before="5.08cm" text:min-label-width="0.635cm"/>
        <style:text-properties style:font-name="OpenSymbol"/>
      </text:list-level-style-bullet>
      <text:list-level-style-bullet text:level="9" text:style-name="RTF_5f_Num_20_6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OpenSymbol"/>
      </text:list-level-style-bullet>
      <text:list-level-style-bullet text:level="2" text:style-name="RTF_5f_Num_20_7_20_2" style:num-suffix="." text:bullet-char="–">
        <style:list-level-properties text:space-before="1.27cm" text:min-label-width="0.635cm"/>
        <style:text-properties style:font-name="OpenSymbol"/>
      </text:list-level-style-bullet>
      <text:list-level-style-bullet text:level="3" text:style-name="RTF_5f_Num_20_7_20_3" style:num-suffix="." text:bullet-char="–">
        <style:list-level-properties text:space-before="1.905cm" text:min-label-width="0.635cm"/>
        <style:text-properties style:font-name="OpenSymbol"/>
      </text:list-level-style-bullet>
      <text:list-level-style-bullet text:level="4" text:style-name="RTF_5f_Num_20_7_20_4" style:num-suffix="." text:bullet-char="–">
        <style:list-level-properties text:space-before="2.54cm" text:min-label-width="0.635cm"/>
        <style:text-properties style:font-name="OpenSymbol"/>
      </text:list-level-style-bullet>
      <text:list-level-style-bullet text:level="5" text:style-name="RTF_5f_Num_20_7_20_5" style:num-suffix="." text:bullet-char="–">
        <style:list-level-properties text:space-before="3.175cm" text:min-label-width="0.635cm"/>
        <style:text-properties style:font-name="OpenSymbol"/>
      </text:list-level-style-bullet>
      <text:list-level-style-bullet text:level="6" text:style-name="RTF_5f_Num_20_7_20_6" style:num-suffix="." text:bullet-char="–">
        <style:list-level-properties text:space-before="3.81cm" text:min-label-width="0.635cm"/>
        <style:text-properties style:font-name="OpenSymbol"/>
      </text:list-level-style-bullet>
      <text:list-level-style-bullet text:level="7" text:style-name="RTF_5f_Num_20_7_20_7" style:num-suffix="." text:bullet-char="–">
        <style:list-level-properties text:space-before="4.445cm" text:min-label-width="0.635cm"/>
        <style:text-properties style:font-name="OpenSymbol"/>
      </text:list-level-style-bullet>
      <text:list-level-style-bullet text:level="8" text:style-name="RTF_5f_Num_20_7_20_8" style:num-suffix="." text:bullet-char="–">
        <style:list-level-properties text:space-before="5.08cm" text:min-label-width="0.635cm"/>
        <style:text-properties style:font-name="OpenSymbol"/>
      </text:list-level-style-bullet>
      <text:list-level-style-bullet text:level="9" text:style-name="RTF_5f_Num_20_7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68cm" fo:margin-left="3cm" fo:margin-right="1.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ost</meta:initial-creator>
    <meta:creation-date>2004-01-29T20:14:00</meta:creation-date>
    <dc:date>2019-12-22T22:09:31.283207942</dc:date>
    <meta:generator>LibreOffice/6.0.7.3$Linux_X86_64 LibreOffice_project/00m0$Build-3</meta:generator>
    <meta:editing-duration>PT44M35S</meta:editing-duration>
    <meta:editing-cycles>12</meta:editing-cycles>
    <meta:document-statistic meta:table-count="0" meta:image-count="0" meta:object-count="0" meta:page-count="18" meta:paragraph-count="220" meta:word-count="7651" meta:character-count="50726" meta:non-whitespace-character-count="43283"/>
  </office:meta>
</office:document-meta>
</file>